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729fcf" draw:textarea-horizontal-align="justify" draw:textarea-vertical-align="middle" draw:auto-grow-height="false" fo:min-height="10.95cm" fo:min-width="41.5cm"/>
    </style:style>
    <style:style style:name="gr2" style:family="graphic" style:parent-style-name="standard">
      <style:graphic-properties draw:stroke="none" draw:fill-color="#224b12" draw:textarea-horizontal-align="justify" draw:textarea-vertical-align="middle" draw:auto-grow-height="false" fo:min-height="39.95cm" fo:min-width="41.8cm"/>
    </style:style>
    <style:style style:name="gr3" style:family="graphic" style:parent-style-name="standard">
      <style:graphic-properties draw:stroke="none" draw:fill-color="#355269" draw:textarea-horizontal-align="justify" draw:textarea-vertical-align="middle" draw:auto-grow-height="false" fo:min-height="40.05cm" fo:min-width="41.8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4.55cm" fo:min-width="4.9cm"/>
    </style:style>
    <style:style style:name="gr5" style:family="graphic" style:parent-style-name="standard">
      <style:graphic-properties draw:stroke="solid" svg:stroke-width="0.706cm" svg:stroke-color="#ffffff" draw:marker-start-width="1.259cm" draw:marker-end-width="1.259cm" draw:fill="none" draw:textarea-horizontal-align="justify" draw:textarea-vertical-align="middle" draw:auto-grow-height="false" fo:min-height="12.55cm" fo:min-width="12.3cm" fo:padding-top="0.478cm" fo:padding-bottom="0.478cm" fo:padding-left="0.603cm" fo:padding-right="0.603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2.58cm" fo:min-width="4.042cm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loext:graphic-properties draw:fill-color="#224b12"/>
      <style:paragraph-properties fo:text-align="center"/>
    </style:style>
    <style:style style:name="P3" style:family="paragraph">
      <loext:graphic-properties draw:fill-color="#355269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2cm" svg:height="11.2cm" svg:x="30.7cm" svg:y="1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2.3cm" svg:height="40.2cm" svg:x="30.5cm" svg:y="17.9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3" draw:layer="layout" svg:width="42.3cm" svg:height="40.3cm" svg:x="30.5cm" svg:y="17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4cm" svg:height="4.8cm" svg:x="66cm" svg:y="18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4cm" svg:height="4.8cm" svg:x="66cm" svg:y="26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4cm" svg:height="4.8cm" svg:x="66cm" svg:y="34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4cm" svg:height="4.8cm" svg:x="66cm" svg:y="42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4cm" svg:height="4.8cm" svg:x="66cm" svg:y="49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4cm" svg:height="4.8cm" svg:x="32cm" svg:y="18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4cm" svg:height="4.8cm" svg:x="32cm" svg:y="26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4cm" svg:height="4.8cm" svg:x="32cm" svg:y="34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4cm" svg:height="4.8cm" svg:x="32cm" svg:y="42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4cm" svg:height="4.8cm" svg:x="32cm" svg:y="49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8.1cm" svg:height="18.1cm" svg:x="43.2cm" svg:y="2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9.082cm" svg:height="8.729cm" draw:transform="rotate (2.33280707821562) translate (50.284cm 43.397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sa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3:16:11.738553039</meta:creation-date>
    <dc:date>2019-05-07T00:05:17.006423515</dc:date>
    <meta:editing-duration>PT16M41S</meta:editing-duration>
    <meta:editing-cycles>3</meta:editing-cycles>
    <meta:generator>LibreOffice/6.1.5.2$Linux_X86_64 LibreOffice_project/10$Build-2</meta:generator>
    <meta:document-statistic meta:object-count="15"/>
  </office:meta>
</office:document-meta>
</file>